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1.323cm" style:rel-column-width="750*"/>
    </style:style>
    <style:style style:name="Tabell1.B" style:family="table-column">
      <style:table-column-properties style:column-width="2.117cm" style:rel-column-width="1200*"/>
    </style:style>
    <style:style style:name="Tabell1.C" style:family="table-column">
      <style:table-column-properties style:column-width="2.858cm" style:rel-column-width="1620*"/>
    </style:style>
    <style:style style:name="Tabell1.D" style:family="table-column">
      <style:table-column-properties style:column-width="2.328cm" style:rel-column-width="1320*"/>
    </style:style>
    <style:style style:name="Tabell1.E" style:family="table-column">
      <style:table-column-properties style:column-width="1.997cm" style:rel-column-width="1132*"/>
    </style:style>
    <style:style style:name="Tabell1.F" style:family="table-column">
      <style:table-column-properties style:column-width="2.125cm" style:rel-column-width="1205*"/>
    </style:style>
    <style:style style:name="Tabell1.G" style:family="table-column">
      <style:table-column-properties style:column-width="1.884cm" style:rel-column-width="1068*"/>
    </style:style>
    <style:style style:name="Tabell1.H" style:family="table-column">
      <style:table-column-properties style:column-width="2.367cm" style:rel-column-width="1342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H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alibri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för projektet inom programmering: Frågesport</text:p>
      <text:p text:style-name="P1">(Se appendix för betygskrav)</text:p>
      <text:p text:style-name="P1"/>
      <text:p text:style-name="P2">Start: (prel) 2015-11-30</text:p>
      <text:p text:style-name="P2">Deadline: 2015-12-11 (v.50)</text:p>
      <text:p text:style-name="P2"/>
      <text:p text:style-name="P2">Vad som skall göras: </text:p>
      <text:p text:style-name="P2"><text:tab/>Skriva programmet: Kod/Problemlösning</text:p>
      <text:p text:style-name="P2"><text:tab/>Skriva Projektrapport/Loggbok/Tidsplan</text:p>
      <text:p text:style-name="P2"><text:tab/>Utföra en Muntlig rapport.</text:p>
      <text:p text:style-name="P2"/>
      <text:p text:style-name="P2"/>
      <text:p text:style-name="P3">Tidsplan:</text:p>
      <text:p text:style-name="P4">Obs: Loggbok skrives varje tillfälle då man arbetar med projektet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column table:style-name="Tabell1.G"/>
        <table:table-column table:style-name="Tabell1.H"/>
        <table:table-row>
          <table:table-cell table:style-name="Tabell1.A1" office:value-type="string">
            <text:p text:style-name="P6">Vecka</text:p>
          </table:table-cell>
          <table:table-cell table:style-name="Tabell1.A1" office:value-type="string">
            <text:p text:style-name="P6">Måndag</text:p>
          </table:table-cell>
          <table:table-cell table:style-name="Tabell1.A1" office:value-type="string">
            <text:p text:style-name="P6">Tisdag</text:p>
          </table:table-cell>
          <table:table-cell table:style-name="Tabell1.A1" office:value-type="string">
            <text:p text:style-name="P6">Onsdag</text:p>
          </table:table-cell>
          <table:table-cell table:style-name="Tabell1.A1" office:value-type="string">
            <text:p text:style-name="P6">Torsdag</text:p>
          </table:table-cell>
          <table:table-cell table:style-name="Tabell1.A1" office:value-type="string">
            <text:p text:style-name="P6">Fredag</text:p>
          </table:table-cell>
          <table:table-cell table:style-name="Tabell1.A1" office:value-type="string">
            <text:p text:style-name="P6">Lördag</text:p>
          </table:table-cell>
          <table:table-cell table:style-name="Tabell1.H1" office:value-type="string">
            <text:p text:style-name="P6">Söndag</text:p>
          </table:table-cell>
        </table:table-row>
        <table:table-row>
          <table:table-cell table:style-name="Tabell1.A2" office:value-type="float" office:value="49">
            <text:p text:style-name="P6">49</text:p>
          </table:table-cell>
          <table:table-cell table:style-name="Tabell1.B2" office:value-type="string">
            <text:p text:style-name="P6">Start</text:p>
          </table:table-cell>
          <table:table-cell table:style-name="Tabell1.B2" office:value-type="string">
            <text:p text:style-name="P6">Upplägg av arbetsuppgifter</text:p>
          </table:table-cell>
          <table:table-cell table:style-name="Tabell1.B2" office:value-type="string">
            <text:p text:style-name="P6"/>
          </table:table-cell>
          <table:table-cell table:style-name="Tabell1.B2" office:value-type="string">
            <text:p text:style-name="P6"/>
          </table:table-cell>
          <table:table-cell table:style-name="Tabell1.B2" office:value-type="string">
            <text:p text:style-name="P6">Prel.<text:line-break/>rough-draft</text:p>
          </table:table-cell>
          <table:table-cell table:style-name="Tabell1.B2" office:value-type="string">
            <text:p text:style-name="P6"/>
          </table:table-cell>
          <table:table-cell table:style-name="Tabell1.H2" office:value-type="string">
            <text:p text:style-name="P6">Start<text:line-break/>Proj.rapport</text:p>
          </table:table-cell>
        </table:table-row>
        <table:table-row>
          <table:table-cell table:style-name="Tabell1.A2" office:value-type="float" office:value="50">
            <text:p text:style-name="P6">50</text:p>
          </table:table-cell>
          <table:table-cell table:style-name="Tabell1.B2" office:value-type="string">
            <text:p text:style-name="P6">Prel.<text:line-break/>Färdig.proj</text:p>
          </table:table-cell>
          <table:table-cell table:style-name="Tabell1.B2" office:value-type="string">
            <text:p text:style-name="P6">Start<text:line-break/>Muntlig.förb</text:p>
          </table:table-cell>
          <table:table-cell table:style-name="Tabell1.B2" office:value-type="string">
            <text:p text:style-name="P6">Deadline<text:line-break/>Proj.rapport</text:p>
          </table:table-cell>
          <table:table-cell table:style-name="Tabell1.B2" office:value-type="string">
            <text:p text:style-name="P6">Deadline</text:p>
            <text:p text:style-name="P6">Munt.pres</text:p>
          </table:table-cell>
          <table:table-cell table:style-name="Tabell1.B2" office:value-type="string">
            <text:p text:style-name="P6">Deadline</text:p>
          </table:table-cell>
          <table:table-cell table:style-name="Tabell1.B2" office:value-type="string">
            <text:p text:style-name="P6"/>
          </table:table-cell>
          <table:table-cell table:style-name="Tabell1.H2" office:value-type="string">
            <text:p text:style-name="P6"/>
          </table:table-cell>
        </table:table-row>
      </table:table>
      <text:p text:style-name="P2"/>
      <text:p text:style-name="P2"/>
      <text:p text:style-name="P5">För Betygsnivå 5:</text:p>
      <text:p text:style-name="Standard"><text:span text:style-name="T1"><text:tab/></text:span>Uppfylla betygsnivå 3 </text:p>
      <text:p text:style-name="Standard"/>
      <text:p text:style-name="Standard"><text:tab/>samt lämna in projektrapporten i tid</text:p>
      <text:p text:style-name="Standard"/>
      <text:p text:style-name="Standard"><text:tab/>Använda konstanter för återkommande värden (istället för att hårdkoda dessa). (Koden görs <text:tab/>mer generell då en ändring av värdet endast behöver göras på ett ställe i koden)</text:p>
      <text:p text:style-name="Standard"/>
      <text:p text:style-name="Standard"><text:tab/>Använda komplexa datatyper där det är tillämpligt. Exempel på detta kan vara att skapa en <text:tab/>egendefinierad datatyp mha struct .</text:p>
      <text:p text:style-name="Standard"/>
      <text:p text:style-name="Standard"><text:tab/>Visa på basala kunskaper i användning av pekare </text:p>
      <text:p text:style-name="Standard"/>
      <text:p text:style-name="Standard"><text:tab/>Visa på basala kunskaper i dynamisk minnesallokering</text:p>
      <text:p text:style-name="Standard"/>
      <text:p text:style-name="Standard"><text:tab/>Utföra mer avancerad filhantering. Här kan det handla om att hantera olika situationer <text:tab/>beroende på om filen redan existerar eller inte.</text:p>
      <text:p text:style-name="Standard"/>
      <text:p text:style-name="Standard"><text:tab/>Utföra en mer avancerad dokumentation. Programmets struktur och uppdelning skall tydligt <text:tab/>beskrivas. Det skall finnas en tydlig och genomtänkt strukturering mha olika funktioner samt <text:tab/>hantering av data med väl genomtänkta variabler </text:p>
      <text:p text:style-name="Standard"/>
      <text:p text:style-name="Standard"><text:tab/>Följa en konsekvent stil för t.ex. namngivning av variabler, konstanter och funktioner</text:p>
      <text:p text:style-name="Standard"/>
      <text:p text:style-name="Standard"><text:tab/>Skickligt genomföra problemlösningen. Det kan t.ex. handla om att undvika redundanta</text:p>
      <text:p text:style-name="Standard"><text:s/><text:tab/>kodrader (sådana som egentligen inte för något värde till applikationen), selektioner som kan <text:tab/>förkortas genom införande av en loop. Det kan också handla om en mer elegant lösning <text:tab/>istället för en mer omfattande och klumpig lösning.</text:p>
      <text:p text:style-name="Standard"/>
      <text:p text:style-name="Standard"><text:s/><text:tab/>Klara av att skriva generell kod som är återanvändbar. Det kan handla om välskrivna <text:tab/>återanvändbara funktioner.</text:p>
      <text:p text:style-name="Standard"/>
      <text:p text:style-name="Standard"><text:tab/>Ha genomfört en omfattande analys av de krav som ställs på applikationen och presenterat <text:tab/>detta dels i projektrapporten dels i dokumentationen i koden. (Här ställs ännu hårdare krav <text:tab/>på dokumentation och en gediget genomförd projektrapport. I rapporten skall bl.a. en mer <text:tab/>omfattande analys presenteras över de krav som ställts på applikationen.)</text:p>
      <text:p text:style-name="Standard"/>
      <text:p text:style-name="Standard"><text:tab/>Ha genomfört en bra muntlig presentation med ett logiskt och intressant upplägg. En bra <text:tab/>presentation kan göras på många sätt. Några saker man kan tänka på är: att vara väl <text:tab/>förberedd, att ge överblick över resultatet, att inte dränka åhöraren med information </text:p>
      <text:p text:style-name="Standard"><text:span text:style-name="T2">Individuella kriterier:</text:span></text:p>
      <text:p text:style-name="Standard"><text:tab/>Förmågan att kommunicera och arbeta imon gruppen</text:p>
      <text:p text:style-name="Standard"><text:tab/>Ansvarstagandet för den givna uppgiften</text:p>
      <text:p text:style-name="Standard"/>
      <text:p text:style-name="Standard"><text:tab/>Visad kreativitet och originalitet vid problemlösning</text:p>
      <text:p text:style-name="Standard"/>
      <text:p text:style-name="Standard"><text:tab/>Teknisk skicklighet och förmåga att utföra uppgiften</text:p>
      <text:p text:style-name="Standard"/>
      <text:p text:style-name="Standard"><text:tab/>Deltagande i gemensamt arbete samt beslutstagande</text:p>
      <text:p text:style-name="Standard"/>
      <text:p text:style-name="Standard"><text:tab/>Initiativkraft och ledarsk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2S</meta:editing-duration>
    <meta:editing-cycles>6</meta:editing-cycles>
    <meta:generator>OpenOffice/4.1.1$Win32 OpenOffice.org_project/411m6$Build-9775</meta:generator>
    <dc:date>2015-11-27T16:07:20.93</dc:date>
    <meta:document-statistic meta:table-count="1" meta:image-count="0" meta:object-count="0" meta:page-count="2" meta:paragraph-count="52" meta:word-count="397" meta:character-count="2806"/>
    <meta:user-defined meta:name="Info 1"/>
    <meta:user-defined meta:name="Info 2"/>
    <meta:user-defined meta:name="Info 3"/>
    <meta:user-defined meta:name="Info 4"/>
  </office:meta>
</office:document-meta>
</file>